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11pt" style:font-size-asian="11pt" style:font-size-complex="11pt"/>
    </style:style>
    <style:style style:name="P3" style:family="paragraph" style:parent-style-name="Standard">
      <style:paragraph-properties fo:margin-top="0in" fo:margin-bottom="0.1965in"/>
      <style:text-properties style:font-name="DejaVu Sans Mono" fo:font-size="10pt" style:font-size-asian="10pt" style:font-size-complex="10pt"/>
    </style:style>
    <style:style style:name="P4" style:family="paragraph" style:parent-style-name="Standard">
      <style:paragraph-properties fo:margin-top="0in" fo:margin-bottom="0.1965in"/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  <style:text-properties style:font-name="DejaVu Sans Mono"/>
    </style:style>
    <style:style style:name="P7" style:family="paragraph" style:parent-style-name="Preformatted_20_Text">
      <style:paragraph-properties fo:margin-top="0in" fo:margin-bottom="0.1965in"/>
      <style:text-properties style:font-name="DejaVu Sans Mono" fo:font-size="10pt" style:font-size-asian="10pt" style:font-size-complex="10pt"/>
    </style:style>
    <style:style style:name="P8" style:family="paragraph" style:parent-style-name="Preformatted_20_Text">
      <style:text-properties style:font-name="DejaVu Sans Mono"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top="0in" fo:margin-bottom="0.1965in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in" fo:margin-bottom="0.1965in"/>
      <style:text-properties fo:font-style="normal" style:font-style-asian="normal" style:font-style-complex="normal"/>
    </style:style>
    <style:style style:name="P13" style:family="paragraph" style:parent-style-name="Standard">
      <style:paragraph-properties fo:margin-top="0in" fo:margin-bottom="0.1965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Preformatted_20_Text">
      <style:paragraph-properties fo:margin-top="0in" fo:margin-bottom="0.1965in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5" style:family="paragraph" style:parent-style-name="Preformatted_20_Text">
      <style:paragraph-properties fo:margin-top="0in" fo:margin-bottom="0.1965in"/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9">1.</text:span><text:tab/>SQLite is an open source SQL database engine that is the most widely used in the world. <text:tab/>This is <text:tab/>due to the fact that it is extremely lightweight (isn't resource or disk space hungry) and <text:tab/>self contained making it optimal for embedded platforms or with applications that need to run <text:tab/>across many platforms. When stating that it is self contained, it means that it requires virtually <text:tab/>no support from external libraries or operating systems.</text:p>
      <text:p text:style-name="Standard"/>
      <text:p text:style-name="Standard"><text:tab/>In addition to being self contained, it is also serverless, unlike many other SQL databases. This <text:tab/>means that there is no separate server process that must be accessed in order to use the program. <text:tab/>This allows SQLite to read and write directly to the disk.</text:p>
      <text:p text:style-name="Standard"/>
      <text:p text:style-name="Standard"><text:tab/>Another feature that makes SQLite so popular is a lack of necessary configuration. You can run <text:tab/>the program as-is, directly after downloading without the need to set up users or configuration <text:tab/>files or any of the like,</text:p>
      <text:p text:style-name="Standard"/>
      <text:p text:style-name="Standard"><text:tab/>Lastly, SQLite is fully atomic. This is because it is a transactional database, meaning that every <text:tab/>transaction either works or fails. If it works, the changes will be successfully fully committed or <text:tab/>completely fail and nothing will be modified. Being atomic ensures that your data will not <text:tab/>become corrupted or inconsistent, hence the meaning of ACID (Atomic, Consistent, Isolated, <text:tab/>and Durable).</text:p>
      <text:p text:style-name="Standard"/>
      <text:p text:style-name="Standard"/>
      <text:p text:style-name="Standard"/>
      <text:p text:style-name="Standard"><text:span text:style-name="T9">2.</text:span><text:tab/>The SQL language contains many operations, some of the most notable Data Manipulation <text:tab/>Language, or DML statements include SELECT, INSERT, DELETE, and UPDATE. The DML I<text:tab/>s used to retrieve, store, modify, insert, update, or delete data from a table.</text:p>
      <text:p text:style-name="Standard"/>
      <text:p text:style-name="Standard"><text:tab/>On the other side of the database is the DDL, or Data Definition Language. This is used to <text:tab/>modify the database and database objects. Examples of this include the CREATE TABLE, <text:tab/>DROP, and ALTER statements.</text:p>
      <text:p text:style-name="Standard"/>
      <text:p text:style-name="Standard"><text:tab/>With the CREATE TABLE statement you can create a new table within a database that <text:tab/>follows <text:tab/>the schema provided. For example, if we want to create a table of books with the <text:tab/>attributes <text:span text:style-name="T1">id</text:span><text:span text:style-name="T2">, </text:span><text:span text:style-name="T1">title</text:span><text:span text:style-name="T2">, and </text:span><text:span text:style-name="T1">author</text:span><text:span text:style-name="T2">, we would enter the following SQL command into the command <text:tab/>line interface of SQLite:</text:span></text:p>
      <text:p text:style-name="P2"><text:span text:style-name="T2"><text:tab/><text:tab/><text:tab/></text:span><text:span text:style-name="T3">CREATE TABLE Books (</text:span></text:p>
      <text:p text:style-name="P8"><text:s text:c="3"/><text:tab/><text:tab/><text:tab/>id INTEGER NOT NULL PRIMARY KEY AUTOINCREMENT,</text:p>
      <text:p text:style-name="P8"><text:s text:c="3"/><text:tab/><text:tab/><text:tab/>title VARCHAR(100) NOT NULL,</text:p>
      <text:p text:style-name="P7"><text:s text:c="3"/><text:tab/><text:tab/><text:tab/>author VARCHAR(50) NOT NULL);</text:p>
      <text:p text:style-name="P9"><text:tab/>If we check the schema by running the .schema command, we will get the following:</text:p>
      <text:p text:style-name="P10"><text:tab/><text:tab/><text:tab/>CREATE TABLE Books (</text:p>
      <text:p text:style-name="P8"><text:tab/><text:tab/><text:tab/>id INTEGER NOT NULL PRIMARY KEY AUTOINCREMENT,</text:p>
      <text:p text:style-name="P8"><text:tab/><text:tab/><text:tab/>title VARCHAR(100) NOT NULL,</text:p>
      <text:p text:style-name="P5"><text:span text:style-name="T4"><text:tab/><text:tab/><text:tab/>author VARCHAR(50) NOT NULL);<text:line-break/><text:line-break/></text:span><text:soft-page-break/><text:span text:style-name="T4"><text:line-break/></text:span><text:span text:style-name="T6"><text:tab/></text:span><text:span text:style-name="T6">At this point there is an empty table named books in the database, if you <text:tab/>wanted to add a book <text:tab/>to the book table you would use the INSERT statement. To begin, I will add one book from <text:tab/>the lab example, and then a few other books I am currently reading by typing the <text:tab/>following commands into the SQLite command line window:</text:span></text:p>
      <text:p text:style-name="P6"><text:span text:style-name="T2"><text:tab/><text:tab/></text:span><text:span text:style-name="T3"><text:tab/>INSERT into Books (title, author) values("The Elements of <text:tab/><text:tab/><text:tab/><text:tab/><text:tab/><text:tab/>Statistical Learning", "Trevor Hastie");</text:span></text:p>
      <text:p text:style-name="P11"><text:tab/><text:tab/><text:tab/>INSERT into Books (title, author) values("Darkness Falls", "Kyle <text:tab/><text:tab/><text:tab/><text:tab/>Mills"); </text:p>
      <text:p text:style-name="P11"><text:tab/><text:tab/><text:tab/>INSERT into Books (title, author) values("iCon", "Jeffrey <text:tab/><text:tab/><text:tab/><text:tab/><text:tab/><text:tab/>Young");</text:p>
      <text:p text:style-name="P11"><text:tab/><text:tab/><text:tab/>INSERT into Books (title, author) values("iWoz: Coputer Geek to <text:tab/><text:tab/><text:tab/><text:tab/><text:tab/>Cult Icon", "Steve Wozniak"); </text:p>
      <text:p text:style-name="P12"><text:tab/>At this point all four books will be in the Books table. To verify this, I ran the SELECT <text:tab/>statement on all items in the Books table.</text:p>
      <text:p text:style-name="P11"><text:tab/><text:tab/><text:tab/>SELECT * from Books ; </text:p>
      <text:p text:style-name="P11"><text:tab/><text:tab/><text:tab/>1|The Elements of Statistical Learning|Trevor Hastie </text:p>
      <text:p text:style-name="P11"><text:tab/><text:tab/><text:tab/>2|Darkness Falls|Kyle Mills </text:p>
      <text:p text:style-name="P11"><text:tab/><text:tab/><text:tab/>3|iCon|Jeffrey Young </text:p>
      <text:p text:style-name="P11"><text:tab/><text:tab/><text:tab/>4|iWoz: Coputer Geek to Cult Icon|Steve Wozniak </text:p>
      <text:p text:style-name="P3"><text:span text:style-name="T2"><text:tab/></text:span><text:span text:style-name="T6">We can see that all of the books were successfully added, but I just noticed a typo </text:span><text:span text:style-name="T6">in the name <text:tab/>of one of the books, specifically ID number 4</text:span><text:span text:style-name="T6">. To fix this we can update that record with the <text:tab/>correct value in the following manner:</text:span></text:p>
      <text:p text:style-name="P3"><text:span text:style-name="T2"><text:tab/><text:tab/><text:tab/></text:span><text:span text:style-name="T2">UPDATE Books SET title=”</text:span><text:span text:style-name="T2">iWoz: Co</text:span><text:span text:style-name="T2">m</text:span><text:span text:style-name="T2">puter Geek to Cult Icon" </text:span><text:span text:style-name="T2">WHERE <text:tab/><text:tab/><text:tab/><text:tab/><text:tab/>id=”4”;</text:span></text:p>
      <text:p text:style-name="P13"><text:tab/>Now, if we select the book with ID=4, we can verify that we did indeed fix the typo in the book <text:tab/>title. Running the following SQL command:</text:p>
      <text:p text:style-name="P11"><text:tab/><text:tab/><text:tab/>SELECT * from Books where ID=4;</text:p>
      <text:p text:style-name="P3"><text:span text:style-name="T2"><text:tab/></text:span><text:span text:style-name="T6">returns the now correct result of:</text:span></text:p>
      <text:p text:style-name="P11"><text:tab/><text:tab/><text:tab/>4|iWoz: Computer Geek to Cult Icon|Steve Wozniak</text:p>
      <text:p text:style-name="P4"><text:soft-page-break/><text:span text:style-name="T5"><text:line-break/></text:span><text:span text:style-name="T2"><text:tab/>To find a book with the word “Elements” in the title, we could use something similar to the <text:tab/>following:</text:span></text:p>
      <text:p text:style-name="P11"><text:tab/><text:tab/><text:tab/>SELECT * from Books where title like "%Elements%";</text:p>
      <text:p text:style-name="P13"><text:tab/>and it returns the following result:</text:p>
      <text:p text:style-name="P14"><text:tab/><text:tab/><text:tab/>1|The Elements of Statistical Learning|Trevor Hastie</text:p>
      <text:p text:style-name="P7"><text:span text:style-name="T2"><text:tab/></text:span><text:span text:style-name="T6">If we look for a book with the word “Mining” in the title the SELECT statement would look <text:tab/>like the following</text:span></text:p>
      <text:p text:style-name="P14"><text:tab/><text:tab/><text:tab/>SELECT * from Books where title like "%Mining%";</text:p>
      <text:p text:style-name="P13"><text:tab/>but it returns nothing, because no book has a title that contains the word “Mining”. The first <text:tab/>book in the collection should contain this word, so we can update that book to contain the full <text:tab/>title, instead of the abbreviated title it has now. To do this we can use the following SQL code:</text:p>
      <text:p text:style-name="P11"><text:tab/><text:tab/><text:tab/>UPDATE Books <text:line-break/><text:tab/><text:tab/><text:tab/>...&gt; SET title="The Elements of Statistical Learning: Data <text:tab/><text:tab/><text:tab/><text:tab/><text:tab/>Mining, Inference, and Prediction" <text:line-break/><text:tab/><text:tab/><text:tab/>...&gt; WHERE ID=1; </text:p>
      <text:p text:style-name="P3"><text:span text:style-name="T2"><text:tab/></text:span><text:span text:style-name="T6">Now, if we run the following command again:</text:span></text:p>
      <text:p text:style-name="P14"><text:tab/><text:tab/><text:tab/>SELECT * from Books where title like "%Mining%";</text:p>
      <text:p text:style-name="P7"><text:span text:style-name="T2"><text:tab/></text:span><text:span text:style-name="T7">it will return:</text:span></text:p>
      <text:p text:style-name="P14"><text:tab/><text:tab/><text:tab/>1|The Elements of Statistical Learning: Data Mining, Inference, <text:tab/><text:tab/><text:tab/><text:tab/>and Prediction|Trevor Hastie </text:p>
      <text:p text:style-name="P14"/>
      <text:p text:style-name="P15">3.<text:tab/>To open SQLite, open a new terminal window and type SQLite3 followed by the name of an <text:tab/>existing database, or the name of a new database. You will see the following prompt then:</text:p>
      <text:p text:style-name="P15"><text:tab/><text:tab/><text:tab/>sqlite3 library <text:line-break/><text:tab/><text:tab/><text:tab/>SQLite version 3.7.13 2012-06-11 02:05:22 <text:line-break/><text:tab/><text:tab/><text:tab/>Enter ".help" for instructions <text:line-break/><text:tab/><text:tab/><text:tab/>Enter SQL statements terminated with a ";" <text:line-break/><text:tab/><text:tab/><text:tab/>sqlite&gt; </text:p>
      <text:p text:style-name="P15"><text:tab/>If you are unsure of a command or feature of SQLite, type “.help” into the prompt to display a list of SQLite options you can run in addition to the query commands supported by SQL.</text:p>
      <text:p text:style-name="P15"><text:soft-page-break/><text:line-break/></text:p>
      <text:p text:style-name="P5"><text:span text:style-name="T8">4.<text:tab/></text:span><text:span text:style-name="T6">Overall the lab went without a hitch. The most difficult part was creating the writeup and <text:tab/>accurately capturing the detailed steps to using SQ</text:span><text:span text:style-name="T6">L</text:span><text:span text:style-name="T6">ite.<text:line-break/><text:line-break/><text:tab/>The biggest problem I encountered was using my own laptop. Usually this is not a problem as <text:tab/>the software installs fairly easily, but in this case I had another database system installed that <text:tab/>conflicted with the SQLite package. In order to install it I had to backup my databases in the <text:tab/>other software, upgrade it to a different, compatible version, restore the databases and then I <text:tab/>could install SQLite3 package without any trouble. After that everything went smoothly.</text:span></text:p>
      <text:p text:style-name="P5"><text:span text:style-name="T8"><text:tab/></text:span><text:span text:style-name="T8">NOTES TO SELF:</text:span></text:p>
      <text:p text:style-name="P15"><text:tab/><text:tab/>When running complex statements, break into sections and hit enter, entering all on one <text:tab/><text:tab/><text:tab/>line sometimes confuses SQLite.</text:p>
      <text:p text:style-name="P5"><text:span text:style-name="T8"><text:tab/><text:tab/>When </text:span><text:span text:style-name="T8">canceling</text:span><text:span text:style-name="T8"> a SQLite query that isn't complete DO NOT use ^D or ^Z, it will force <text:tab/><text:tab/><text:tab/>quit SQLite or suspend it.</text:span></text:p>
      <text:p text:style-name="P15"><text:tab/><text:tab/>Next time I work on a different problem, make a new database instead of dropping the <text:tab/><text:tab/><text:tab/>table, it will be quicker and you'll be able to reference it at a later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Lab 4<text:tab/>2/28/2013</text:p>
      </style:header>
      <style:footer>
        <text:p text:style-name="MP1"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2-28T01:40:18</meta:creation-date>
    <dc:date>2013-02-28T11:02:28</dc:date>
    <dc:creator>Braden Licastro</dc:creator>
    <meta:editing-duration>PT1H26M5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4" meta:paragraph-count="55" meta:word-count="1098" meta:character-count="6679" meta:non-whitespace-character-count="5398"/>
  </office:meta>
</office:document-meta>
</file>